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8pt"/>
    </style:style>
    <style:style style:name="co3" style:family="table-column">
      <style:table-column-properties fo:break-before="auto" style:column-width="8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'linh'</text:p>
          </table:table-cell>
          <table:table-cell office:value-type="string" calcext:value-type="string">
            <text:p>'louth'</text:p>
          </table:table-cell>
          <table:table-cell office:value-type="string" calcext:value-type="string">
            <text:p>'linw'</text:p>
          </table:table-cell>
          <table:table-cell office:value-type="string" calcext:value-type="string">
            <text:p>'loutw'</text:p>
          </table:table-cell>
          <table:table-cell office:value-type="string" calcext:value-type="string">
            <text:p>'sample_size'</text:p>
          </table:table-cell>
          <table:table-cell office:value-type="string" calcext:value-type="string">
            <text:p>'source_lambda_min'</text:p>
          </table:table-cell>
          <table:table-cell office:value-type="string" calcext:value-type="string">
            <text:p>'source_lambda_max'</text:p>
          </table:table-cell>
          <table:table-cell office:value-type="string" calcext:value-type="string">
            <text:p>'guide_width'</text:p>
          </table:table-cell>
          <table:table-cell office:value-type="string" calcext:value-type="string">
            <text:p>'guide_height'</text:p>
          </table:table-cell>
          <table:table-cell table:number-columns-repeated="9"/>
        </table:table-row>
        <table:table-row table:style-name="ro1">
          <table:table-cell office:value-type="float" office:value="16.1528554321869" calcext:value-type="float">
            <text:p>16.1528554321869</text:p>
          </table:table-cell>
          <table:table-cell office:value-type="float" office:value="0.334670585038774" calcext:value-type="float">
            <text:p>0.334670585038774</text:p>
          </table:table-cell>
          <table:table-cell office:value-type="float" office:value="10.7950643778393" calcext:value-type="float">
            <text:p>10.7950643778393</text:p>
          </table:table-cell>
          <table:table-cell office:value-type="float" office:value="0.813909325323389" calcext:value-type="float">
            <text:p>0.813909325323389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23335925488877" calcext:value-type="float">
            <text:p>0.123335925488877</text:p>
          </table:table-cell>
          <table:table-cell office:value-type="float" office:value="0.219588046641304" calcext:value-type="float">
            <text:p>0.219588046641304</text:p>
          </table:table-cell>
          <table:table-cell table:number-columns-repeated="9"/>
        </table:table-row>
        <table:table-row table:style-name="ro1">
          <table:table-cell office:value-type="float" office:value="14.1233390213183" calcext:value-type="float">
            <text:p>14.1233390213183</text:p>
          </table:table-cell>
          <table:table-cell office:value-type="float" office:value="0.098954357017926" calcext:value-type="float">
            <text:p>0.098954357017926</text:p>
          </table:table-cell>
          <table:table-cell office:value-type="float" office:value="18.454699579176" calcext:value-type="float">
            <text:p>18.454699579176</text:p>
          </table:table-cell>
          <table:table-cell office:value-type="float" office:value="0.459354088208344" calcext:value-type="float">
            <text:p>0.45935408820834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60124118732396" calcext:value-type="float">
            <text:p>0.160124118732396</text:p>
          </table:table-cell>
          <table:table-cell office:value-type="float" office:value="0.191744853569797" calcext:value-type="float">
            <text:p>0.191744853569797</text:p>
          </table:table-cell>
          <table:table-cell table:number-columns-repeated="9"/>
        </table:table-row>
        <table:table-row table:style-name="ro1">
          <table:table-cell office:value-type="float" office:value="4.1102856969605" calcext:value-type="float">
            <text:p>4.1102856969605</text:p>
          </table:table-cell>
          <table:table-cell office:value-type="float" office:value="0.364197623310568" calcext:value-type="float">
            <text:p>0.364197623310568</text:p>
          </table:table-cell>
          <table:table-cell office:value-type="float" office:value="1.5035645875908" calcext:value-type="float">
            <text:p>1.5035645875908</text:p>
          </table:table-cell>
          <table:table-cell office:value-type="float" office:value="0.405620305014537" calcext:value-type="float">
            <text:p>0.40562030501453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10369249204715" calcext:value-type="float">
            <text:p>0.10369249204715</text:p>
          </table:table-cell>
          <table:table-cell office:value-type="float" office:value="0.15447425878557" calcext:value-type="float">
            <text:p>0.15447425878557</text:p>
          </table:table-cell>
          <table:table-cell table:number-columns-repeated="9"/>
        </table:table-row>
        <table:table-row table:style-name="ro1">
          <table:table-cell office:value-type="float" office:value="9.47574208649567" calcext:value-type="float">
            <text:p>9.47574208649567</text:p>
          </table:table-cell>
          <table:table-cell office:value-type="float" office:value="0.395711675402489" calcext:value-type="float">
            <text:p>0.395711675402489</text:p>
          </table:table-cell>
          <table:table-cell office:value-type="float" office:value="3.75962769583058" calcext:value-type="float">
            <text:p>3.75962769583058</text:p>
          </table:table-cell>
          <table:table-cell office:value-type="float" office:value="0.257231050067116" calcext:value-type="float">
            <text:p>0.257231050067116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138475544758352" calcext:value-type="float">
            <text:p>0.138475544758352</text:p>
          </table:table-cell>
          <table:table-cell office:value-type="float" office:value="0.236865011377479" calcext:value-type="float">
            <text:p>0.23686501137747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+straight pa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'ell_length'</text:p>
          </table:table-cell>
          <table:table-cell office:value-type="string" calcext:value-type="string">
            <text:p>'linh'</text:p>
          </table:table-cell>
          <table:table-cell office:value-type="string" calcext:value-type="string">
            <text:p>'louth'</text:p>
          </table:table-cell>
          <table:table-cell office:value-type="string" calcext:value-type="string">
            <text:p>'linw'</text:p>
          </table:table-cell>
          <table:table-cell office:value-type="string" calcext:value-type="string">
            <text:p>'loutw'</text:p>
          </table:table-cell>
          <table:table-cell office:value-type="string" calcext:value-type="string">
            <text:p>'sample_size'</text:p>
          </table:table-cell>
          <table:table-cell office:value-type="string" calcext:value-type="string">
            <text:p>'guide_width_st'</text:p>
          </table:table-cell>
          <table:table-cell office:value-type="string" calcext:value-type="string">
            <text:p>'guide_height_st'</text:p>
          </table:table-cell>
          <table:table-cell office:value-type="string" calcext:value-type="string">
            <text:p>'guide_length_st'</text:p>
          </table:table-cell>
          <table:table-cell office:value-type="string" calcext:value-type="string">
            <text:p>'linh2'</text:p>
          </table:table-cell>
          <table:table-cell office:value-type="string" calcext:value-type="string">
            <text:p>'louth2'</text:p>
          </table:table-cell>
          <table:table-cell office:value-type="string" calcext:value-type="string">
            <text:p>'linw2'</text:p>
          </table:table-cell>
          <table:table-cell office:value-type="string" calcext:value-type="string">
            <text:p>'loutw2'</text:p>
          </table:table-cell>
          <table:table-cell office:value-type="string" calcext:value-type="string">
            <text:p>'source_lambda_min'</text:p>
          </table:table-cell>
          <table:table-cell office:value-type="string" calcext:value-type="string">
            <text:p>'source_lambda_max'</text:p>
          </table:table-cell>
          <table:table-cell office:value-type="string" calcext:value-type="string">
            <text:p>'source_pulse_number'</text:p>
          </table:table-cell>
          <table:table-cell office:value-type="string" calcext:value-type="string">
            <text:p>'guide_width'</text:p>
          </table:table-cell>
          <table:table-cell office:value-type="string" calcext:value-type="string">
            <text:p>'guide_height'</text:p>
          </table:table-cell>
        </table:table-row>
        <table:table-row table:style-name="ro1">
          <table:table-cell office:value-type="float" office:value="1.62831279848157" calcext:value-type="float">
            <text:p>1.62831279848157</text:p>
          </table:table-cell>
          <table:table-cell office:value-type="float" office:value="1.70248949072692" calcext:value-type="float">
            <text:p>1.70248949072692</text:p>
          </table:table-cell>
          <table:table-cell office:value-type="float" office:value="0.679286441554566" calcext:value-type="float">
            <text:p>0.679286441554566</text:p>
          </table:table-cell>
          <table:table-cell office:value-type="float" office:value="8.46345622855798" calcext:value-type="float">
            <text:p>8.46345622855798</text:p>
          </table:table-cell>
          <table:table-cell office:value-type="float" office:value="4.78073920260192" calcext:value-type="float">
            <text:p>4.78073920260192</text:p>
          </table:table-cell>
          <table:table-cell office:value-type="float" office:value="0.03" calcext:value-type="float">
            <text:p>0.03</text:p>
          </table:table-cell>
          <table:table-cell office:value-type="float" office:value="0.139241977702873" calcext:value-type="float">
            <text:p>0.139241977702873</text:p>
          </table:table-cell>
          <table:table-cell office:value-type="float" office:value="0.171790457372684" calcext:value-type="float">
            <text:p>0.171790457372684</text:p>
          </table:table-cell>
          <table:table-cell office:value-type="float" office:value="10" calcext:value-type="float">
            <text:p>10</text:p>
          </table:table-cell>
          <table:table-cell office:value-type="float" office:value="15.8736649336921" calcext:value-type="float">
            <text:p>15.8736649336921</text:p>
          </table:table-cell>
          <table:table-cell office:value-type="float" office:value="0.76840942891182" calcext:value-type="float">
            <text:p>0.76840942891182</text:p>
          </table:table-cell>
          <table:table-cell office:value-type="float" office:value="7.57894010464545" calcext:value-type="float">
            <text:p>7.57894010464545</text:p>
          </table:table-cell>
          <table:table-cell office:value-type="float" office:value="0.478462839165169" calcext:value-type="float">
            <text:p>0.47846283916516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3036042691213" calcext:value-type="float">
            <text:p>0.263036042691213</text:p>
          </table:table-cell>
          <table:table-cell office:value-type="float" office:value="0.244323322293466" calcext:value-type="float">
            <text:p>0.244323322293466</text:p>
          </table:table-cell>
        </table:table-row>
        <table:table-row table:style-name="ro1">
          <table:table-cell office:value-type="float" office:value="1.96946996741295" calcext:value-type="float">
            <text:p>1.96946996741295</text:p>
          </table:table-cell>
          <table:table-cell office:value-type="float" office:value="17.9812649620608" calcext:value-type="float">
            <text:p>17.9812649620608</text:p>
          </table:table-cell>
          <table:table-cell office:value-type="float" office:value="3.99565214638485" calcext:value-type="float">
            <text:p>3.99565214638485</text:p>
          </table:table-cell>
          <table:table-cell office:value-type="float" office:value="0.475876899450323" calcext:value-type="float">
            <text:p>0.475876899450323</text:p>
          </table:table-cell>
          <table:table-cell office:value-type="float" office:value="3.84390832661433" calcext:value-type="float">
            <text:p>3.84390832661433</text:p>
          </table:table-cell>
          <table:table-cell office:value-type="float" office:value="0.03" calcext:value-type="float">
            <text:p>0.03</text:p>
          </table:table-cell>
          <table:table-cell office:value-type="float" office:value="0.147046840019738" calcext:value-type="float">
            <text:p>0.147046840019738</text:p>
          </table:table-cell>
          <table:table-cell office:value-type="float" office:value="0.151060799642765" calcext:value-type="float">
            <text:p>0.151060799642765</text:p>
          </table:table-cell>
          <table:table-cell office:value-type="float" office:value="40" calcext:value-type="float">
            <text:p>40</text:p>
          </table:table-cell>
          <table:table-cell office:value-type="float" office:value="18.7303373077855" calcext:value-type="float">
            <text:p>18.7303373077855</text:p>
          </table:table-cell>
          <table:table-cell office:value-type="float" office:value="1.27294069966297" calcext:value-type="float">
            <text:p>1.27294069966297</text:p>
          </table:table-cell>
          <table:table-cell office:value-type="float" office:value="18.5033418480355" calcext:value-type="float">
            <text:p>18.5033418480355</text:p>
          </table:table-cell>
          <table:table-cell office:value-type="float" office:value="0.889706385777224" calcext:value-type="float">
            <text:p>0.88970638577722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5247578324313" calcext:value-type="float">
            <text:p>0.145247578324313</text:p>
          </table:table-cell>
          <table:table-cell office:value-type="float" office:value="0.291943222918171" calcext:value-type="float">
            <text:p>0.291943222918171</text:p>
          </table:table-cell>
        </table:table-row>
        <table:table-row table:style-name="ro1">
          <table:table-cell office:value-type="float" office:value="0.736201474741098" calcext:value-type="float">
            <text:p>0.736201474741098</text:p>
          </table:table-cell>
          <table:table-cell office:value-type="float" office:value="6.03014287069492" calcext:value-type="float">
            <text:p>6.03014287069492</text:p>
          </table:table-cell>
          <table:table-cell office:value-type="float" office:value="3.18442033674141" calcext:value-type="float">
            <text:p>3.18442033674141</text:p>
          </table:table-cell>
          <table:table-cell office:value-type="float" office:value="14.9936014173824" calcext:value-type="float">
            <text:p>14.9936014173824</text:p>
          </table:table-cell>
          <table:table-cell office:value-type="float" office:value="4.25231524207844" calcext:value-type="float">
            <text:p>4.25231524207844</text:p>
          </table:table-cell>
          <table:table-cell office:value-type="float" office:value="0.03" calcext:value-type="float">
            <text:p>0.03</text:p>
          </table:table-cell>
          <table:table-cell office:value-type="float" office:value="0.118333091089164" calcext:value-type="float">
            <text:p>0.118333091089164</text:p>
          </table:table-cell>
          <table:table-cell office:value-type="float" office:value="0.143553182875548" calcext:value-type="float">
            <text:p>0.143553182875548</text:p>
          </table:table-cell>
          <table:table-cell office:value-type="float" office:value="70" calcext:value-type="float">
            <text:p>70</text:p>
          </table:table-cell>
          <table:table-cell office:value-type="float" office:value="14.3058008465632" calcext:value-type="float">
            <text:p>14.3058008465632</text:p>
          </table:table-cell>
          <table:table-cell office:value-type="float" office:value="0.813216334276601" calcext:value-type="float">
            <text:p>0.813216334276601</text:p>
          </table:table-cell>
          <table:table-cell office:value-type="float" office:value="9.95914181030811" calcext:value-type="float">
            <text:p>9.95914181030811</text:p>
          </table:table-cell>
          <table:table-cell office:value-type="float" office:value="0.589065940080839" calcext:value-type="float">
            <text:p>0.58906594008083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69681847793963" calcext:value-type="float">
            <text:p>0.169681847793963</text:p>
          </table:table-cell>
          <table:table-cell office:value-type="float" office:value="0.209515280456703" calcext:value-type="float">
            <text:p>0.209515280456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7T12:47:59.030119595</meta:creation-date>
    <dc:date>2019-11-07T15:28:12.759190921</dc:date>
    <meta:editing-duration>PT29M43S</meta:editing-duration>
    <meta:editing-cycles>4</meta:editing-cycles>
    <meta:generator>LibreOffice/6.3.2.2$Linux_X86_64 LibreOffice_project/30$Build-2</meta:generator>
    <meta:document-statistic meta:table-count="1" meta:cell-count="118" meta:object-count="0"/>
  </office:meta>
</office:document-meta>
</file>